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0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8cm" fo:min-width="2.7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4cm" fo:min-width="2.2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8.5cm" svg:x2="20.59cm" svg:y2="8.5cm">
          <text:p/>
        </draw:line>
        <draw:line draw:style-name="gr1" draw:text-style-name="P1" draw:layer="layout" svg:x1="1cm" svg:y1="22.3cm" svg:x2="20.59cm" svg:y2="22.05cm">
          <text:p/>
        </draw:lin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5.05cm" svg:y="5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12.35cm" svg:y="5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5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2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75cm" svg:y="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8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2cm" svg:x="3.35cm" svg:y="23.05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2cm" svg:x="8.65cm" svg:y="23.05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2cm" svg:x="14.15cm" svg:y="22.95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4cm" svg:height="1.115cm" svg:x="3.216cm" svg:y="22.975cm">
          <draw:text-box>
            <text:p text:style-name="P2"><text:span text:style-name="T1">Kap.</text:span><text:span text:style-name="T2"> 11.</text:span></text:p>
            <text:p text:style-name="P2"><text:span text:style-name="T2">Dividende</text:span></text:p>
          </draw:text-box>
        </draw:frame>
        <draw:frame draw:style-name="gr5" draw:text-style-name="P6" draw:layer="layout" svg:width="2.356cm" svg:height="1.115cm" svg:x="8.5cm" svg:y="22.95cm">
          <draw:text-box>
            <text:p text:style-name="P2"><text:span text:style-name="T2">Kap. 12.</text:span></text:p>
            <text:p text:style-name="P2"><text:span text:style-name="T2">Opsjoner</text:span></text:p>
          </draw:text-box>
        </draw:frame>
        <draw:frame draw:style-name="gr6" draw:text-style-name="P7" draw:layer="layout" svg:width="3.3cm" svg:height="1.673cm" svg:x="14cm" svg:y="22.827cm">
          <draw:text-box>
            <text:p><text:span text:style-name="T2">Kap. 13. </text:span></text:p>
            <text:p><text:span text:style-name="T2">Risiko-</text:span></text:p>
            <text:p><text:span text:style-name="T2">styring</text:span></text:p>
          </draw:text-box>
        </draw:frame>
        <draw:frame draw:style-name="gr7" draw:text-style-name="P10" draw:layer="layout" svg:width="3.22cm" svg:height="2.69cm" svg:x="8.7cm" svg:y="9.3cm">
          <draw:text-box>
            <text:p text:style-name="P8"><text:span text:style-name="T2">Kap. 5.</text:span></text:p>
            <text:p text:style-name="P8"><text:span text:style-name="T2">Langsiktige</text:span></text:p>
            <text:p text:style-name="P9"><text:span text:style-name="T3">finansierings</text:span><text:span text:style-name="T2">-</text:span></text:p>
            <text:p text:style-name="P9"><text:span text:style-name="T2">former</text:span></text:p>
            <text:p text:style-name="P9"/>
          </draw:text-box>
        </draw:frame>
        <draw:frame draw:style-name="gr8" draw:text-style-name="P11" draw:layer="layout" svg:width="3.681cm" svg:height="2.606cm" svg:x="8.5cm" svg:y="15.7cm">
          <draw:text-box>
            <text:p><text:span text:style-name="T1">Kap. 7.</text:span></text:p>
            <text:p><text:span text:style-name="T1">Gjeldsgrad og verdi</text:span></text:p>
            <text:p><text:span text:style-name="T1">I perfekte </text:span></text:p>
            <text:p><text:span text:style-name="T1">kapitalmarkeder</text:span></text:p>
            <text:p/>
          </draw:text-box>
        </draw:frame>
        <draw:frame draw:style-name="gr8" draw:text-style-name="P11" draw:layer="layout" svg:width="2.784cm" svg:height="2.195cm" svg:x="8.701cm" svg:y="12.6cm">
          <draw:text-box>
            <text:p><text:span text:style-name="T1">Kap. 6.</text:span></text:p>
            <text:p><text:span text:style-name="T1">Gjeldsgrad og</text:span></text:p>
            <text:p><text:span text:style-name="T1">Risiko</text:span></text:p>
            <text:p/>
          </draw:text-box>
        </draw:frame>
        <draw:frame draw:style-name="gr8" draw:text-style-name="P11" draw:layer="layout" svg:width="3.783cm" svg:height="2.195cm" svg:x="8.45cm" svg:y="18.816cm">
          <draw:text-box>
            <text:p><text:span text:style-name="T1">Kap. 8.</text:span></text:p>
            <text:p><text:span text:style-name="T1">Gjeldsgrad og verdi </text:span></text:p>
            <text:p><text:span text:style-name="T1">med imperfeksjoner</text:span></text:p>
            <text:p/>
          </draw:text-box>
        </draw:frame>
        <draw:frame draw:style-name="gr9" draw:text-style-name="P12" draw:layer="layout" svg:width="3.804cm" svg:height="1.675cm" svg:x="8.546cm" svg:y="2.15cm">
          <draw:text-box>
            <text:p><text:span text:style-name="T3">Kap. 1:</text:span></text:p>
            <text:p><text:span text:style-name="T3">Forventet kontantstrøm</text:span></text:p>
            <text:list text:style-name="L1">
              <text:list-item>
                <text:p><text:span text:style-name="T3">prosjekter</text:span></text:p>
              </text:list-item>
              <text:list-item>
                <text:p><text:span text:style-name="T3">porteføljer</text:span></text:p>
              </text:list-item>
            </text:list>
          </draw:text-box>
        </draw:frame>
        <draw:frame draw:style-name="gr9" draw:text-style-name="P13" draw:layer="layout" svg:width="3.05cm" svg:height="1.979cm" svg:x="4.9cm" svg:y="5.335cm">
          <draw:text-box>
            <text:p><text:span text:style-name="T2">Kap 2:</text:span></text:p>
            <text:p><text:span text:style-name="T2">Relevant risiko</text:span></text:p>
            <text:list text:style-name="L1">
              <text:list-item>
                <text:p><text:span text:style-name="T2">bedriften</text:span></text:p>
              </text:list-item>
              <text:list-item>
                <text:p><text:span text:style-name="T2">eierne</text:span></text:p>
              </text:list-item>
            </text:list>
          </draw:text-box>
        </draw:frame>
        <draw:frame draw:style-name="gr9" draw:text-style-name="P14" draw:layer="layout" svg:width="3.072cm" svg:height="1.827cm" svg:x="12.25cm" svg:y="5.35cm">
          <draw:text-box>
            <text:p><text:span text:style-name="T4">Kap 3.</text:span></text:p>
            <text:p><text:span text:style-name="T4">Porteføljeteorien</text:span></text:p>
            <text:p><text:span text:style-name="T4">og</text:span></text:p>
            <text:p><text:span text:style-name="T4">kapitalkostnad</text:span></text:p>
          </draw:text-box>
        </draw:frame>
        <draw:frame draw:style-name="gr9" draw:text-style-name="P15" draw:layer="layout" svg:width="12.224cm" svg:height="0.962cm" svg:x="1cm" svg:y="1.05cm">
          <draw:text-box>
            <text:p>Investeringsbeslutninger under usikkerhet</text:p>
          </draw:text-box>
        </draw:frame>
        <draw:frame draw:style-name="gr9" draw:text-style-name="P15" draw:layer="layout" svg:width="12.254cm" svg:height="0.962cm" svg:x="0.85cm" svg:y="8.45cm">
          <draw:text-box>
            <text:p>Finansieringbeslutninger under usikkerhet</text:p>
          </draw:text-box>
        </draw:frame>
        <draw:frame draw:style-name="gr9" draw:text-style-name="P15" draw:layer="layout" svg:width="11.627cm" svg:height="0.962cm" svg:x="0.8cm" svg:y="22.1cm">
          <draw:text-box>
            <text:p>Finansielle instrumenter og risikostyring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23T10:34:56.402339429</dc:date>
    <meta:editing-duration>PT37M42S</meta:editing-duration>
    <meta:editing-cycles>9</meta:editing-cycles>
    <meta:generator>LibreOffice/7.3.3.2$Linux_X86_64 LibreOffice_project/30$Build-2</meta:generator>
    <meta:document-statistic meta:object-count="28"/>
  </office:meta>
</office:document-meta>
</file>